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Pictures/10000000000003BE0000035018A767E3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pace Grotesk" svg:font-family="'Space Grotesk'"/>
    <style:font-face style:name="Space Grotesk Medium" svg:font-family="'Space Grotesk Medium'" style:font-pitch="variable"/>
    <style:font-face style:name="Space Grotesk1" svg:font-family="'Space Grotesk'" style:font-pitch="variable"/>
  </office:font-face-decls>
  <office:automatic-styles>
    <style:style style:name="dp1" style:family="drawing-page">
      <style:drawing-page-properties draw:fill="solid" draw:fill-color="#729fcf" draw:opacity="0%"/>
    </style:style>
    <style:style style:name="gr1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8.283cm" fo:min-width="8.033cm" fo:padding-top="0.204cm" fo:padding-bottom="0.204cm" fo:padding-left="0.329cm" fo:padding-right="0.329cm" loext:decorative="false"/>
    </style:style>
    <style:style style:name="gr2" style:family="graphic" style:parent-style-name="standard">
      <style:graphic-properties svg:stroke-width="0.159cm" svg:stroke-color="#000000" draw:marker-start-width="0.438cm" draw:marker-end-width="0.438cm" draw:fill="solid" draw:fill-color="#000000" draw:textarea-horizontal-align="justify" draw:textarea-vertical-align="middle" draw:auto-grow-height="false" fo:min-height="7.676cm" fo:min-width="7.426cm" fo:padding-top="0.204cm" fo:padding-bottom="0.204cm" fo:padding-left="0.329cm" fo:padding-right="0.329cm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74cm" fo:min-width="0.399cm" loext:decorative="false"/>
    </style:style>
    <style:style style:name="gr4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40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style:style style:name="P4" style:family="paragraph">
      <style:text-properties style:font-name="Space Grotesk1"/>
    </style:style>
    <style:style style:name="P5" style:family="paragraph">
      <loext:graphic-properties draw:fill="none" draw:fill-color="#ffffff"/>
      <style:text-properties fo:color="#ffffff" loext:opacity="100%" style:font-name="Space Grotesk1"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color="#ffffff" loext:opacity="100%" style:font-name="Space Grotesk1"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29c6b6" loext:opacity="100%" style:font-name="Space Grotesk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2.065cm" svg:x="0.36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1.43cm" svg:height="11.43cm" svg:x="0.686cm" svg:y="0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69cm" svg:height="1.588cm" svg:x="2.58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8.888cm" svg:height="7.866cm" svg:x="2.097cm" svg:y="3.455cm" svg:viewBox="0 0 8889 7867" svg:d="M0 1781c90-229 197-452 321-666 239-414 535-789 878-1115h6832c334 317 623 680 858 1080v5029c-427 726-1032 1331-1757 1758h-5033c-738-434-1350-1052-1778-1793-124-215-231-437-321-666z">
          <text:p/>
        </draw:path>
        <draw:frame draw:style-name="gr5" draw:text-style-name="P5" draw:layer="layout" svg:width="8.085cm" svg:height="2.657cm" svg:x="2.761cm" svg:y="1.956cm">
          <draw:text-box>
            <text:p text:style-name="P4"><text:span text:style-name="T1">SBI GALEV </text:span><text:span text:style-name="T2">2026</text:span></text:p>
          </draw:text-box>
        </draw:frame>
        <draw:frame draw:style-name="gr6" draw:text-style-name="P6" draw:layer="layout" svg:width="0.405cm" svg:height="0.86cm" svg:x="-6.799cm" svg:y="9.5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6" draw:layer="layout" svg:width="1.424cm" svg:height="0.851cm" svg:x="-4.259cm" svg:y="9.5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6" draw:layer="layout" svg:width="1.405cm" svg:height="0.851cm" svg:x="-10.744cm" svg:y="3.7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6" draw:layer="layout" svg:width="0.428cm" svg:height="0.86cm" svg:x="-10.609cm" svg:y="6.3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6" draw:layer="layout" svg:width="0.405cm" svg:height="0.86cm" svg:x="-1.172cm" svg:y="3.5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6" draw:layer="layout" svg:width="0.428cm" svg:height="0.86cm" svg:x="-1.512cm" svg:y="7.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pace Grotesk" svg:font-family="'Space Grotesk'"/>
    <style:font-face style:name="Space Grotesk Medium" svg:font-family="'Space Grotesk Medium'" style:font-pitch="variable"/>
    <style:font-face style:name="Space Grotesk1" svg:font-family="'Space Grotesk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3BE0000035018A767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1cm" fo:margin-bottom="0.114cm" fo:margin-left="0.051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2-03T14:32:21.943864512</meta:print-date>
    <meta:printed-by>PDF files</meta:printed-by>
    <dc:date>2025-12-03T22:47:51.726254268</dc:date>
    <meta:editing-duration>PT4H48M17S</meta:editing-duration>
    <meta:editing-cycles>12</meta:editing-cycles>
    <meta:generator>LibreOffice/25.2.6.2$Linux_X86_64 LibreOffice_project/52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style mathcolor="#29C6B6">
      <mi>θ</mi>
    </mstyle>
    <annotation encoding="StarMath 5.0">color hex 29C6B6 %theta </annotation>
  </semantics>
</math>
</file>

<file path=Object 2/content.xml><?xml version="1.0" encoding="utf-8"?>
<math xmlns="http://www.w3.org/1998/Math/MathML" display="block">
  <semantics>
    <mstyle mathcolor="#29C6B6">
      <mrow>
        <mi>p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hex 29C6B6 {p(x)}</annotation>
  </semantics>
</math>
</file>

<file path=Object 3/content.xml><?xml version="1.0" encoding="utf-8"?>
<math xmlns="http://www.w3.org/1998/Math/MathML" display="block">
  <semantics>
    <mstyle mathcolor="#29C6B6">
      <mrow>
        <mi>p</mi>
        <mrow>
          <mo fence="true" form="prefix" stretchy="false">(</mo>
          <mrow>
            <mi>θ</mi>
          </mrow>
          <mo fence="true" form="postfix" stretchy="false">)</mo>
        </mrow>
      </mrow>
    </mstyle>
    <annotation encoding="StarMath 5.0">color hex 29C6B6 {p(%theta)}</annotation>
  </semantics>
</math>
</file>

<file path=Object 4/content.xml><?xml version="1.0" encoding="utf-8"?>
<math xmlns="http://www.w3.org/1998/Math/MathML" display="block">
  <semantics>
    <mstyle mathcolor="#29C6B6">
      <mi>x</mi>
    </mstyle>
    <annotation encoding="StarMath 5.0">color hex 29C6B6 x</annotation>
  </semantics>
</math>
</file>

<file path=Object 5/content.xml><?xml version="1.0" encoding="utf-8"?>
<math xmlns="http://www.w3.org/1998/Math/MathML" display="block">
  <semantics>
    <mstyle mathcolor="#29C6B6">
      <mi>θ</mi>
    </mstyle>
    <annotation encoding="StarMath 5.0">color hex 29C6B6 %theta </annotation>
  </semantics>
</math>
</file>

<file path=Object 6/content.xml><?xml version="1.0" encoding="utf-8"?>
<math xmlns="http://www.w3.org/1998/Math/MathML" display="block">
  <semantics>
    <mstyle mathcolor="#29C6B6">
      <mi>x</mi>
    </mstyle>
    <annotation encoding="StarMath 5.0">color hex 29C6B6 x</annotation>
  </semantics>
</math>
</file>